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Etat_Civil</text:p>
      <text:p text:style-name="Standard">Système d'enregistrement des naissances au Tchad</text:p>
      <text:p text:style-name="Standard">import mysql.connector</text:p>
      <text:p text:style-name="Standard">#connexion au base de données</text:p>
      <text:p text:style-name="Standard">etat_civil= mysql.connector.connect(</text:p>
      <text:p text:style-name="Standard"><text:s text:c="2"/>host = "localhost",</text:p>
      <text:p text:style-name="Standard"><text:s text:c="2"/>user = "root",</text:p>
      <text:p text:style-name="Standard"><text:s text:c="2"/>password = ""</text:p>
      <text:p text:style-name="Standard">)</text:p>
      <text:p text:style-name="Standard">#créer un curseur de base de données pour effectuer des opérations SQL</text:p>
      <text:p text:style-name="Standard">cur = etat_civil.cursor()</text:p>
      <text:p text:style-name="Standard">#exécuter le curseur avec la méthode execute() et transmis la requête SQL</text:p>
      <text:p text:style-name="Standard">cur.execute("CREATE DATABASE etat_civil"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4T12:18:31.781099668</meta:creation-date>
    <dc:date>2021-11-24T12:19:06.395672400</dc:date>
    <meta:editing-duration>PT35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13" meta:word-count="57" meta:character-count="409" meta:non-whitespace-character-count="359"/>
  </office:meta>
</office:document-meta>
</file>